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2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0.7756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row table:style-name="ro1">
          <table:table-cell office:value-type="float" office:value="0.566123">
            <text:p>0.566123</text:p>
          </table:table-cell>
          <table:table-cell office:value-type="float" office:value="0.630596">
            <text:p>0.630596</text:p>
          </table:table-cell>
          <table:table-cell office:value-type="float" office:value="0.760889">
            <text:p>0.760889</text:p>
          </table:table-cell>
          <table:table-cell office:value-type="float" office:value="0.878487">
            <text:p>0.878487</text:p>
          </table:table-cell>
          <table:table-cell office:value-type="float" office:value="0.927089">
            <text:p>0.927089</text:p>
          </table:table-cell>
          <table:table-cell office:value-type="float" office:value="0.974918">
            <text:p>0.974918</text:p>
          </table:table-cell>
          <table:table-cell office:value-type="float" office:value="1.011">
            <text:p>1.011</text:p>
          </table:table-cell>
          <table:table-cell office:value-type="float" office:value="1.05151">
            <text:p>1.05151</text:p>
          </table:table-cell>
          <table:table-cell office:value-type="float" office:value="1.08522">
            <text:p>1.08522</text:p>
          </table:table-cell>
          <table:table-cell office:value-type="float" office:value="1.12351">
            <text:p>1.12351</text:p>
          </table:table-cell>
          <table:table-cell office:value-type="float" office:value="1.17054">
            <text:p>1.17054</text:p>
          </table:table-cell>
          <table:table-cell office:value-type="float" office:value="1.21155">
            <text:p>1.21155</text:p>
          </table:table-cell>
          <table:table-cell office:value-type="float" office:value="1.24548">
            <text:p>1.24548</text:p>
          </table:table-cell>
          <table:table-cell office:value-type="float" office:value="1.27964">
            <text:p>1.27964</text:p>
          </table:table-cell>
          <table:table-cell office:value-type="float" office:value="1.31393">
            <text:p>1.31393</text:p>
          </table:table-cell>
          <table:table-cell office:value-type="float" office:value="1.34472">
            <text:p>1.34472</text:p>
          </table:table-cell>
          <table:table-cell office:value-type="float" office:value="1.37951">
            <text:p>1.37951</text:p>
          </table:table-cell>
          <table:table-cell office:value-type="float" office:value="1.41298">
            <text:p>1.41298</text:p>
          </table:table-cell>
          <table:table-cell office:value-type="float" office:value="1.45396">
            <text:p>1.45396</text:p>
          </table:table-cell>
          <table:table-cell office:value-type="float" office:value="1.48639">
            <text:p>1.48639</text:p>
          </table:table-cell>
          <table:table-cell office:value-type="float" office:value="1.53051">
            <text:p>1.53051</text:p>
          </table:table-cell>
          <table:table-cell office:value-type="float" office:value="1.60536">
            <text:p>1.60536</text:p>
          </table:table-cell>
          <table:table-cell office:value-type="float" office:value="1.68512">
            <text:p>1.68512</text:p>
          </table:table-cell>
          <table:table-cell office:value-type="float" office:value="1.73676">
            <text:p>1.73676</text:p>
          </table:table-cell>
          <table:table-cell office:value-type="float" office:value="1.78035">
            <text:p>1.78035</text:p>
          </table:table-cell>
          <table:table-cell office:value-type="float" office:value="1.82237">
            <text:p>1.82237</text:p>
          </table:table-cell>
          <table:table-cell office:value-type="float" office:value="1.86489">
            <text:p>1.86489</text:p>
          </table:table-cell>
          <table:table-cell office:value-type="float" office:value="1.90904">
            <text:p>1.90904</text:p>
          </table:table-cell>
          <table:table-cell office:value-type="float" office:value="1.95109">
            <text:p>1.95109</text:p>
          </table:table-cell>
          <table:table-cell office:value-type="float" office:value="1.99901">
            <text:p>1.99901</text:p>
          </table:table-cell>
          <table:table-cell office:value-type="float" office:value="0.039317">
            <text:p>0.039317</text:p>
          </table:table-cell>
          <table:table-cell office:value-type="float" office:value="0.0791331">
            <text:p>0.0791331</text:p>
          </table:table-cell>
          <table:table-cell office:value-type="float" office:value="0.119453">
            <text:p>0.119453</text:p>
          </table:table-cell>
          <table:table-cell office:value-type="float" office:value="0.161115">
            <text:p>0.161115</text:p>
          </table:table-cell>
          <table:table-cell office:value-type="float" office:value="0.203259">
            <text:p>0.203259</text:p>
          </table:table-cell>
          <table:table-cell office:value-type="float" office:value="0.260636">
            <text:p>0.260636</text:p>
          </table:table-cell>
          <table:table-cell office:value-type="float" office:value="0.306319">
            <text:p>0.306319</text:p>
          </table:table-cell>
          <table:table-cell office:value-type="float" office:value="0.348639">
            <text:p>0.348639</text:p>
          </table:table-cell>
          <table:table-cell office:value-type="float" office:value="0.391158">
            <text:p>0.391158</text:p>
          </table:table-cell>
          <table:table-cell office:value-type="float" office:value="0.43576">
            <text:p>0.43576</text:p>
          </table:table-cell>
          <table:table-cell office:value-type="float" office:value="0.48162">
            <text:p>0.48162</text:p>
          </table:table-cell>
          <table:table-cell office:value-type="float" office:value="0.529121">
            <text:p>0.529121</text:p>
          </table:table-cell>
          <table:table-cell office:value-type="float" office:value="0.572424">
            <text:p>0.572424</text:p>
          </table:table-cell>
          <table:table-cell office:value-type="float" office:value="0.61696">
            <text:p>0.61696</text:p>
          </table:table-cell>
          <table:table-cell office:value-type="float" office:value="0.660499">
            <text:p>0.660499</text:p>
          </table:table-cell>
          <table:table-cell office:value-type="float" office:value="0.704969">
            <text:p>0.704969</text:p>
          </table:table-cell>
          <table:table-cell office:value-type="float" office:value="0.74668">
            <text:p>0.74668</text:p>
          </table:table-cell>
          <table:table-cell office:value-type="float" office:value="0.787897">
            <text:p>0.787897</text:p>
          </table:table-cell>
          <table:table-cell office:value-type="float" office:value="0.834403">
            <text:p>0.834403</text:p>
          </table:table-cell>
        </table:table-row>
        <table:table-row table:style-name="ro1">
          <table:table-cell office:value-type="float" office:value="0.876991">
            <text:p>0.876991</text:p>
          </table:table-cell>
          <table:table-cell office:value-type="float" office:value="0.903532">
            <text:p>0.903532</text:p>
          </table:table-cell>
          <table:table-cell office:value-type="float" office:value="0.930656">
            <text:p>0.930656</text:p>
          </table:table-cell>
          <table:table-cell office:value-type="float" office:value="0.959918">
            <text:p>0.959918</text:p>
          </table:table-cell>
          <table:table-cell office:value-type="float" office:value="0.992344">
            <text:p>0.992344</text:p>
          </table:table-cell>
          <table:table-cell office:value-type="float" office:value="1.02262">
            <text:p>1.02262</text:p>
          </table:table-cell>
          <table:table-cell office:value-type="float" office:value="1.05012">
            <text:p>1.05012</text:p>
          </table:table-cell>
          <table:table-cell office:value-type="float" office:value="1.07754">
            <text:p>1.07754</text:p>
          </table:table-cell>
          <table:table-cell office:value-type="float" office:value="1.10493">
            <text:p>1.10493</text:p>
          </table:table-cell>
          <table:table-cell office:value-type="float" office:value="1.13314">
            <text:p>1.13314</text:p>
          </table:table-cell>
          <table:table-cell office:value-type="float" office:value="1.16802">
            <text:p>1.16802</text:p>
          </table:table-cell>
          <table:table-cell office:value-type="float" office:value="1.19784">
            <text:p>1.19784</text:p>
          </table:table-cell>
          <table:table-cell office:value-type="float" office:value="1.22562">
            <text:p>1.22562</text:p>
          </table:table-cell>
          <table:table-cell office:value-type="float" office:value="1.25346">
            <text:p>1.25346</text:p>
          </table:table-cell>
          <table:table-cell office:value-type="float" office:value="1.28141">
            <text:p>1.28141</text:p>
          </table:table-cell>
          <table:table-cell office:value-type="float" office:value="1.31127">
            <text:p>1.31127</text:p>
          </table:table-cell>
          <table:table-cell office:value-type="float" office:value="1.34102">
            <text:p>1.34102</text:p>
          </table:table-cell>
          <table:table-cell office:value-type="float" office:value="1.37036">
            <text:p>1.37036</text:p>
          </table:table-cell>
          <table:table-cell office:value-type="float" office:value="1.4057">
            <text:p>1.4057</text:p>
          </table:table-cell>
          <table:table-cell office:value-type="float" office:value="1.44519">
            <text:p>1.44519</text:p>
          </table:table-cell>
          <table:table-cell office:value-type="float" office:value="1.4886">
            <text:p>1.4886</text:p>
          </table:table-cell>
          <table:table-cell office:value-type="float" office:value="1.53271">
            <text:p>1.53271</text:p>
          </table:table-cell>
          <table:table-cell office:value-type="float" office:value="1.57938">
            <text:p>1.57938</text:p>
          </table:table-cell>
          <table:table-cell office:value-type="float" office:value="1.61762">
            <text:p>1.61762</text:p>
          </table:table-cell>
          <table:table-cell office:value-type="float" office:value="1.6542">
            <text:p>1.6542</text:p>
          </table:table-cell>
          <table:table-cell office:value-type="float" office:value="1.69116">
            <text:p>1.69116</text:p>
          </table:table-cell>
          <table:table-cell office:value-type="float" office:value="1.72905">
            <text:p>1.72905</text:p>
          </table:table-cell>
          <table:table-cell office:value-type="float" office:value="1.77305">
            <text:p>1.77305</text:p>
          </table:table-cell>
          <table:table-cell office:value-type="float" office:value="1.8138">
            <text:p>1.8138</text:p>
          </table:table-cell>
          <table:table-cell office:value-type="float" office:value="1.84945">
            <text:p>1.84945</text:p>
          </table:table-cell>
          <table:table-cell office:value-type="float" office:value="1.88763">
            <text:p>1.88763</text:p>
          </table:table-cell>
          <table:table-cell office:value-type="float" office:value="1.92692">
            <text:p>1.92692</text:p>
          </table:table-cell>
          <table:table-cell office:value-type="float" office:value="1.96672">
            <text:p>1.96672</text:p>
          </table:table-cell>
          <table:table-cell office:value-type="float" office:value="2.00821">
            <text:p>2.00821</text:p>
          </table:table-cell>
          <table:table-cell office:value-type="float" office:value="0.0466599">
            <text:p>0.0466599</text:p>
          </table:table-cell>
          <table:table-cell office:value-type="float" office:value="0.0864209">
            <text:p>0.0864209</text:p>
          </table:table-cell>
          <table:table-cell office:value-type="float" office:value="0.12841">
            <text:p>0.12841</text:p>
          </table:table-cell>
          <table:table-cell office:value-type="float" office:value="0.180123">
            <text:p>0.180123</text:p>
          </table:table-cell>
          <table:table-cell office:value-type="float" office:value="0.225873">
            <text:p>0.225873</text:p>
          </table:table-cell>
          <table:table-cell office:value-type="float" office:value="0.268568">
            <text:p>0.268568</text:p>
          </table:table-cell>
          <table:table-cell office:value-type="float" office:value="0.313332">
            <text:p>0.313332</text:p>
          </table:table-cell>
          <table:table-cell office:value-type="float" office:value="0.357128">
            <text:p>0.357128</text:p>
          </table:table-cell>
          <table:table-cell office:value-type="float" office:value="0.398275">
            <text:p>0.398275</text:p>
          </table:table-cell>
          <table:table-cell office:value-type="float" office:value="0.44329">
            <text:p>0.44329</text:p>
          </table:table-cell>
          <table:table-cell office:value-type="float" office:value="0.49426">
            <text:p>0.49426</text:p>
          </table:table-cell>
          <table:table-cell office:value-type="float" office:value="0.538321">
            <text:p>0.538321</text:p>
          </table:table-cell>
          <table:table-cell office:value-type="float" office:value="0.582171">
            <text:p>0.582171</text:p>
          </table:table-cell>
          <table:table-cell office:value-type="float" office:value="0.629221">
            <text:p>0.629221</text:p>
          </table:table-cell>
          <table:table-cell office:value-type="float" office:value="0.675867">
            <text:p>0.675867</text:p>
          </table:table-cell>
        </table:table-row>
        <table:table-row table:style-name="ro1">
          <table:table-cell office:value-type="float" office:value="0.71869">
            <text:p>0.71869</text:p>
          </table:table-cell>
          <table:table-cell office:value-type="float" office:value="0.747435">
            <text:p>0.747435</text:p>
          </table:table-cell>
          <table:table-cell office:value-type="float" office:value="0.785983">
            <text:p>0.785983</text:p>
          </table:table-cell>
          <table:table-cell office:value-type="float" office:value="0.823725">
            <text:p>0.823725</text:p>
          </table:table-cell>
          <table:table-cell office:value-type="float" office:value="0.858098">
            <text:p>0.858098</text:p>
          </table:table-cell>
          <table:table-cell office:value-type="float" office:value="0.891245">
            <text:p>0.891245</text:p>
          </table:table-cell>
          <table:table-cell office:value-type="float" office:value="0.926593">
            <text:p>0.926593</text:p>
          </table:table-cell>
          <table:table-cell office:value-type="float" office:value="0.960341">
            <text:p>0.960341</text:p>
          </table:table-cell>
          <table:table-cell office:value-type="float" office:value="0.993556">
            <text:p>0.993556</text:p>
          </table:table-cell>
          <table:table-cell office:value-type="float" office:value="1.01996">
            <text:p>1.01996</text:p>
          </table:table-cell>
          <table:table-cell office:value-type="float" office:value="1.04706">
            <text:p>1.04706</text:p>
          </table:table-cell>
          <table:table-cell office:value-type="float" office:value="1.07475">
            <text:p>1.07475</text:p>
          </table:table-cell>
          <table:table-cell office:value-type="float" office:value="1.10291">
            <text:p>1.10291</text:p>
          </table:table-cell>
          <table:table-cell office:value-type="float" office:value="1.13197">
            <text:p>1.13197</text:p>
          </table:table-cell>
          <table:table-cell office:value-type="float" office:value="1.16731">
            <text:p>1.16731</text:p>
          </table:table-cell>
          <table:table-cell office:value-type="float" office:value="1.19565">
            <text:p>1.19565</text:p>
          </table:table-cell>
          <table:table-cell office:value-type="float" office:value="1.22338">
            <text:p>1.22338</text:p>
          </table:table-cell>
          <table:table-cell office:value-type="float" office:value="1.25241">
            <text:p>1.25241</text:p>
          </table:table-cell>
          <table:table-cell office:value-type="float" office:value="1.28057">
            <text:p>1.28057</text:p>
          </table:table-cell>
          <table:table-cell office:value-type="float" office:value="1.31314">
            <text:p>1.31314</text:p>
          </table:table-cell>
          <table:table-cell office:value-type="float" office:value="1.3422">
            <text:p>1.3422</text:p>
          </table:table-cell>
          <table:table-cell office:value-type="float" office:value="1.37023">
            <text:p>1.37023</text:p>
          </table:table-cell>
          <table:table-cell office:value-type="float" office:value="1.39922">
            <text:p>1.39922</text:p>
          </table:table-cell>
          <table:table-cell office:value-type="float" office:value="1.43112">
            <text:p>1.43112</text:p>
          </table:table-cell>
          <table:table-cell office:value-type="float" office:value="1.46546">
            <text:p>1.46546</text:p>
          </table:table-cell>
          <table:table-cell office:value-type="float" office:value="1.50666">
            <text:p>1.50666</text:p>
          </table:table-cell>
          <table:table-cell office:value-type="float" office:value="1.54734">
            <text:p>1.54734</text:p>
          </table:table-cell>
          <table:table-cell office:value-type="float" office:value="1.59045">
            <text:p>1.59045</text:p>
          </table:table-cell>
          <table:table-cell office:value-type="float" office:value="1.63003">
            <text:p>1.63003</text:p>
          </table:table-cell>
          <table:table-cell office:value-type="float" office:value="1.66891">
            <text:p>1.66891</text:p>
          </table:table-cell>
          <table:table-cell office:value-type="float" office:value="1.70856">
            <text:p>1.70856</text:p>
          </table:table-cell>
          <table:table-cell office:value-type="float" office:value="1.74685">
            <text:p>1.74685</text:p>
          </table:table-cell>
          <table:table-cell office:value-type="float" office:value="1.78791">
            <text:p>1.78791</text:p>
          </table:table-cell>
          <table:table-cell office:value-type="float" office:value="1.82679">
            <text:p>1.82679</text:p>
          </table:table-cell>
          <table:table-cell office:value-type="float" office:value="1.86698">
            <text:p>1.86698</text:p>
          </table:table-cell>
          <table:table-cell office:value-type="float" office:value="1.90565">
            <text:p>1.90565</text:p>
          </table:table-cell>
          <table:table-cell office:value-type="float" office:value="1.94409">
            <text:p>1.94409</text:p>
          </table:table-cell>
          <table:table-cell office:value-type="float" office:value="1.991">
            <text:p>1.991</text:p>
          </table:table-cell>
          <table:table-cell office:value-type="float" office:value="0.036365">
            <text:p>0.036365</text:p>
          </table:table-cell>
          <table:table-cell office:value-type="float" office:value="0.0759071">
            <text:p>0.0759071</text:p>
          </table:table-cell>
          <table:table-cell office:value-type="float" office:value="0.118546">
            <text:p>0.118546</text:p>
          </table:table-cell>
          <table:table-cell office:value-type="float" office:value="0.162927">
            <text:p>0.162927</text:p>
          </table:table-cell>
          <table:table-cell office:value-type="float" office:value="0.20659">
            <text:p>0.20659</text:p>
          </table:table-cell>
          <table:table-cell office:value-type="float" office:value="0.248997">
            <text:p>0.248997</text:p>
          </table:table-cell>
          <table:table-cell office:value-type="float" office:value="0.292836">
            <text:p>0.292836</text:p>
          </table:table-cell>
          <table:table-cell office:value-type="float" office:value="0.33945">
            <text:p>0.33945</text:p>
          </table:table-cell>
          <table:table-cell office:value-type="float" office:value="0.383178">
            <text:p>0.383178</text:p>
          </table:table-cell>
          <table:table-cell office:value-type="float" office:value="0.419304">
            <text:p>0.419304</text:p>
          </table:table-cell>
          <table:table-cell office:value-type="float" office:value="0.470167">
            <text:p>0.470167</text:p>
          </table:table-cell>
        </table:table-row>
        <table:table-row table:style-name="ro1">
          <table:table-cell office:value-type="float" office:value="0.530391">
            <text:p>0.530391</text:p>
          </table:table-cell>
          <table:table-cell office:value-type="float" office:value="0.56088">
            <text:p>0.56088</text:p>
          </table:table-cell>
          <table:table-cell office:value-type="float" office:value="0.590593">
            <text:p>0.590593</text:p>
          </table:table-cell>
          <table:table-cell office:value-type="float" office:value="0.621403">
            <text:p>0.621403</text:p>
          </table:table-cell>
          <table:table-cell office:value-type="float" office:value="0.648402">
            <text:p>0.648402</text:p>
          </table:table-cell>
          <table:table-cell office:value-type="float" office:value="0.675641">
            <text:p>0.675641</text:p>
          </table:table-cell>
          <table:table-cell office:value-type="float" office:value="0.703686">
            <text:p>0.703686</text:p>
          </table:table-cell>
          <table:table-cell office:value-type="float" office:value="0.732592">
            <text:p>0.732592</text:p>
          </table:table-cell>
          <table:table-cell office:value-type="float" office:value="0.763489">
            <text:p>0.763489</text:p>
          </table:table-cell>
          <table:table-cell office:value-type="float" office:value="0.793622">
            <text:p>0.793622</text:p>
          </table:table-cell>
          <table:table-cell office:value-type="float" office:value="0.821259">
            <text:p>0.821259</text:p>
          </table:table-cell>
          <table:table-cell office:value-type="float" office:value="0.848372">
            <text:p>0.848372</text:p>
          </table:table-cell>
          <table:table-cell office:value-type="float" office:value="0.876521">
            <text:p>0.876521</text:p>
          </table:table-cell>
          <table:table-cell office:value-type="float" office:value="0.905194">
            <text:p>0.905194</text:p>
          </table:table-cell>
          <table:table-cell office:value-type="float" office:value="0.937131">
            <text:p>0.937131</text:p>
          </table:table-cell>
          <table:table-cell office:value-type="float" office:value="0.965845">
            <text:p>0.965845</text:p>
          </table:table-cell>
          <table:table-cell office:value-type="float" office:value="0.993799">
            <text:p>0.993799</text:p>
          </table:table-cell>
          <table:table-cell office:value-type="float" office:value="1.02484">
            <text:p>1.02484</text:p>
          </table:table-cell>
          <table:table-cell office:value-type="float" office:value="1.0649">
            <text:p>1.0649</text:p>
          </table:table-cell>
          <table:table-cell office:value-type="float" office:value="1.10332">
            <text:p>1.10332</text:p>
          </table:table-cell>
          <table:table-cell office:value-type="float" office:value="1.13998">
            <text:p>1.13998</text:p>
          </table:table-cell>
          <table:table-cell office:value-type="float" office:value="1.18599">
            <text:p>1.18599</text:p>
          </table:table-cell>
          <table:table-cell office:value-type="float" office:value="1.22274">
            <text:p>1.22274</text:p>
          </table:table-cell>
          <table:table-cell office:value-type="float" office:value="1.26236">
            <text:p>1.26236</text:p>
          </table:table-cell>
          <table:table-cell office:value-type="float" office:value="1.30159">
            <text:p>1.30159</text:p>
          </table:table-cell>
          <table:table-cell office:value-type="float" office:value="1.33737">
            <text:p>1.33737</text:p>
          </table:table-cell>
          <table:table-cell office:value-type="float" office:value="1.37346">
            <text:p>1.37346</text:p>
          </table:table-cell>
          <table:table-cell office:value-type="float" office:value="1.41347">
            <text:p>1.41347</text:p>
          </table:table-cell>
          <table:table-cell office:value-type="float" office:value="1.45566">
            <text:p>1.45566</text:p>
          </table:table-cell>
          <table:table-cell office:value-type="float" office:value="1.49706">
            <text:p>1.49706</text:p>
          </table:table-cell>
          <table:table-cell office:value-type="float" office:value="1.53496">
            <text:p>1.53496</text:p>
          </table:table-cell>
          <table:table-cell office:value-type="float" office:value="1.57393">
            <text:p>1.57393</text:p>
          </table:table-cell>
          <table:table-cell office:value-type="float" office:value="1.61485">
            <text:p>1.61485</text:p>
          </table:table-cell>
          <table:table-cell office:value-type="float" office:value="1.65833">
            <text:p>1.65833</text:p>
          </table:table-cell>
          <table:table-cell office:value-type="float" office:value="1.69846">
            <text:p>1.69846</text:p>
          </table:table-cell>
          <table:table-cell office:value-type="float" office:value="1.73796">
            <text:p>1.73796</text:p>
          </table:table-cell>
          <table:table-cell office:value-type="float" office:value="1.78234">
            <text:p>1.78234</text:p>
          </table:table-cell>
          <table:table-cell office:value-type="float" office:value="1.82559">
            <text:p>1.82559</text:p>
          </table:table-cell>
          <table:table-cell office:value-type="float" office:value="1.86459">
            <text:p>1.86459</text:p>
          </table:table-cell>
          <table:table-cell office:value-type="float" office:value="1.90545">
            <text:p>1.90545</text:p>
          </table:table-cell>
          <table:table-cell office:value-type="float" office:value="1.94861">
            <text:p>1.94861</text:p>
          </table:table-cell>
          <table:table-cell office:value-type="float" office:value="1.9937">
            <text:p>1.9937</text:p>
          </table:table-cell>
          <table:table-cell office:value-type="float" office:value="0.0358131">
            <text:p>0.0358131</text:p>
          </table:table-cell>
          <table:table-cell office:value-type="float" office:value="0.07609">
            <text:p>0.07609</text:p>
          </table:table-cell>
          <table:table-cell office:value-type="float" office:value="0.114247">
            <text:p>0.114247</text:p>
          </table:table-cell>
          <table:table-cell office:value-type="float" office:value="0.157048">
            <text:p>0.157048</text:p>
          </table:table-cell>
          <table:table-cell office:value-type="float" office:value="0.201226">
            <text:p>0.201226</text:p>
          </table:table-cell>
          <table:table-cell office:value-type="float" office:value="0.245625">
            <text:p>0.245625</text:p>
          </table:table-cell>
          <table:table-cell office:value-type="float" office:value="0.292084">
            <text:p>0.292084</text:p>
          </table:table-cell>
        </table:table-row>
        <table:table-row table:style-name="ro1">
          <table:table-cell office:value-type="float" office:value="0.335245">
            <text:p>0.335245</text:p>
          </table:table-cell>
          <table:table-cell office:value-type="float" office:value="0.361916">
            <text:p>0.361916</text:p>
          </table:table-cell>
          <table:table-cell office:value-type="float" office:value="0.388591">
            <text:p>0.388591</text:p>
          </table:table-cell>
          <table:table-cell office:value-type="float" office:value="0.417817">
            <text:p>0.417817</text:p>
          </table:table-cell>
          <table:table-cell office:value-type="float" office:value="0.445478">
            <text:p>0.445478</text:p>
          </table:table-cell>
          <table:table-cell office:value-type="float" office:value="0.479123">
            <text:p>0.479123</text:p>
          </table:table-cell>
          <table:table-cell office:value-type="float" office:value="0.50831">
            <text:p>0.50831</text:p>
          </table:table-cell>
          <table:table-cell office:value-type="float" office:value="0.535805">
            <text:p>0.535805</text:p>
          </table:table-cell>
          <table:table-cell office:value-type="float" office:value="0.563138">
            <text:p>0.563138</text:p>
          </table:table-cell>
          <table:table-cell office:value-type="float" office:value="0.591184">
            <text:p>0.591184</text:p>
          </table:table-cell>
          <table:table-cell office:value-type="float" office:value="0.622333">
            <text:p>0.622333</text:p>
          </table:table-cell>
          <table:table-cell office:value-type="float" office:value="0.652014">
            <text:p>0.652014</text:p>
          </table:table-cell>
          <table:table-cell office:value-type="float" office:value="0.679803">
            <text:p>0.679803</text:p>
          </table:table-cell>
          <table:table-cell office:value-type="float" office:value="0.70787">
            <text:p>0.70787</text:p>
          </table:table-cell>
          <table:table-cell office:value-type="float" office:value="0.73669">
            <text:p>0.73669</text:p>
          </table:table-cell>
          <table:table-cell office:value-type="float" office:value="0.767148">
            <text:p>0.767148</text:p>
          </table:table-cell>
          <table:table-cell office:value-type="float" office:value="0.807164">
            <text:p>0.807164</text:p>
          </table:table-cell>
          <table:table-cell office:value-type="float" office:value="0.844976">
            <text:p>0.844976</text:p>
          </table:table-cell>
          <table:table-cell office:value-type="float" office:value="0.879892">
            <text:p>0.879892</text:p>
          </table:table-cell>
          <table:table-cell office:value-type="float" office:value="0.928386">
            <text:p>0.928386</text:p>
          </table:table-cell>
          <table:table-cell office:value-type="float" office:value="0.974361">
            <text:p>0.974361</text:p>
          </table:table-cell>
          <table:table-cell office:value-type="float" office:value="1.0129">
            <text:p>1.0129</text:p>
          </table:table-cell>
          <table:table-cell office:value-type="float" office:value="1.04954">
            <text:p>1.04954</text:p>
          </table:table-cell>
          <table:table-cell office:value-type="float" office:value="1.08652">
            <text:p>1.08652</text:p>
          </table:table-cell>
          <table:table-cell office:value-type="float" office:value="1.12688">
            <text:p>1.12688</text:p>
          </table:table-cell>
          <table:table-cell office:value-type="float" office:value="1.17405">
            <text:p>1.17405</text:p>
          </table:table-cell>
          <table:table-cell office:value-type="float" office:value="1.20896">
            <text:p>1.20896</text:p>
          </table:table-cell>
          <table:table-cell office:value-type="float" office:value="1.24648">
            <text:p>1.24648</text:p>
          </table:table-cell>
          <table:table-cell office:value-type="float" office:value="1.28668">
            <text:p>1.28668</text:p>
          </table:table-cell>
          <table:table-cell office:value-type="float" office:value="1.32793">
            <text:p>1.32793</text:p>
          </table:table-cell>
          <table:table-cell office:value-type="float" office:value="1.36474">
            <text:p>1.36474</text:p>
          </table:table-cell>
          <table:table-cell office:value-type="float" office:value="1.40453">
            <text:p>1.40453</text:p>
          </table:table-cell>
          <table:table-cell office:value-type="float" office:value="1.44605">
            <text:p>1.44605</text:p>
          </table:table-cell>
          <table:table-cell office:value-type="float" office:value="1.49977">
            <text:p>1.49977</text:p>
          </table:table-cell>
          <table:table-cell office:value-type="float" office:value="1.55796">
            <text:p>1.55796</text:p>
          </table:table-cell>
          <table:table-cell office:value-type="float" office:value="1.60321">
            <text:p>1.60321</text:p>
          </table:table-cell>
          <table:table-cell office:value-type="float" office:value="1.64423">
            <text:p>1.64423</text:p>
          </table:table-cell>
          <table:table-cell office:value-type="float" office:value="1.68451">
            <text:p>1.68451</text:p>
          </table:table-cell>
          <table:table-cell office:value-type="float" office:value="1.72582">
            <text:p>1.72582</text:p>
          </table:table-cell>
          <table:table-cell office:value-type="float" office:value="1.76768">
            <text:p>1.76768</text:p>
          </table:table-cell>
          <table:table-cell office:value-type="float" office:value="1.81014">
            <text:p>1.81014</text:p>
          </table:table-cell>
          <table:table-cell office:value-type="float" office:value="1.8493">
            <text:p>1.8493</text:p>
          </table:table-cell>
          <table:table-cell office:value-type="float" office:value="1.88731">
            <text:p>1.88731</text:p>
          </table:table-cell>
          <table:table-cell office:value-type="float" office:value="1.93021">
            <text:p>1.93021</text:p>
          </table:table-cell>
          <table:table-cell office:value-type="float" office:value="1.97495">
            <text:p>1.97495</text:p>
          </table:table-cell>
          <table:table-cell office:value-type="float" office:value="0.0197901">
            <text:p>0.0197901</text:p>
          </table:table-cell>
          <table:table-cell office:value-type="float" office:value="0.0593001">
            <text:p>0.0593001</text:p>
          </table:table-cell>
          <table:table-cell office:value-type="float" office:value="0.0938589">
            <text:p>0.0938589</text:p>
          </table:table-cell>
          <table:table-cell office:value-type="float" office:value="0.131559">
            <text:p>0.131559</text:p>
          </table:table-cell>
        </table:table-row>
        <table:table-row table:style-name="ro1" table:number-rows-repeated="2">
          <table:table-cell table:number-columns-repeated="49"/>
        </table:table-row>
        <table:table-row table:style-name="ro1">
          <table:table-cell office:value-type="float" office:value="20">
            <text:p>20</text:p>
          </table:table-cell>
          <table:table-cell table:formula="of:=[.A8]+20" office:value-type="float" office:value="40">
            <text:p>40</text:p>
          </table:table-cell>
          <table:table-cell table:formula="of:=[.B8]+20" office:value-type="float" office:value="60">
            <text:p>60</text:p>
          </table:table-cell>
          <table:table-cell table:formula="of:=[.C8]+20" office:value-type="float" office:value="80">
            <text:p>80</text:p>
          </table:table-cell>
          <table:table-cell table:formula="of:=[.D8]+20" office:value-type="float" office:value="100">
            <text:p>100</text:p>
          </table:table-cell>
          <table:table-cell table:formula="of:=[.E8]+20" office:value-type="float" office:value="120">
            <text:p>120</text:p>
          </table:table-cell>
          <table:table-cell table:formula="of:=[.F8]+20" office:value-type="float" office:value="140">
            <text:p>140</text:p>
          </table:table-cell>
          <table:table-cell table:formula="of:=[.G8]+20" office:value-type="float" office:value="160">
            <text:p>160</text:p>
          </table:table-cell>
          <table:table-cell table:formula="of:=[.H8]+20" office:value-type="float" office:value="180">
            <text:p>180</text:p>
          </table:table-cell>
          <table:table-cell table:formula="of:=[.I8]+20" office:value-type="float" office:value="200">
            <text:p>200</text:p>
          </table:table-cell>
          <table:table-cell table:formula="of:=[.J8]+20" office:value-type="float" office:value="220">
            <text:p>220</text:p>
          </table:table-cell>
          <table:table-cell table:formula="of:=[.K8]+20" office:value-type="float" office:value="240">
            <text:p>240</text:p>
          </table:table-cell>
          <table:table-cell table:formula="of:=[.L8]+20" office:value-type="float" office:value="260">
            <text:p>260</text:p>
          </table:table-cell>
          <table:table-cell table:formula="of:=[.M8]+20" office:value-type="float" office:value="280">
            <text:p>280</text:p>
          </table:table-cell>
          <table:table-cell table:formula="of:=[.N8]+20" office:value-type="float" office:value="300">
            <text:p>300</text:p>
          </table:table-cell>
          <table:table-cell table:formula="of:=[.O8]+20" office:value-type="float" office:value="320">
            <text:p>320</text:p>
          </table:table-cell>
          <table:table-cell table:formula="of:=[.P8]+20" office:value-type="float" office:value="340">
            <text:p>340</text:p>
          </table:table-cell>
          <table:table-cell table:formula="of:=[.Q8]+20" office:value-type="float" office:value="360">
            <text:p>360</text:p>
          </table:table-cell>
          <table:table-cell table:formula="of:=[.R8]+20" office:value-type="float" office:value="380">
            <text:p>380</text:p>
          </table:table-cell>
          <table:table-cell table:formula="of:=[.S8]+20" office:value-type="float" office:value="400">
            <text:p>400</text:p>
          </table:table-cell>
          <table:table-cell table:formula="of:=[.T8]+20" office:value-type="float" office:value="420">
            <text:p>420</text:p>
          </table:table-cell>
          <table:table-cell table:formula="of:=[.U8]+20" office:value-type="float" office:value="440">
            <text:p>440</text:p>
          </table:table-cell>
          <table:table-cell table:formula="of:=[.V8]+20" office:value-type="float" office:value="460">
            <text:p>460</text:p>
          </table:table-cell>
          <table:table-cell table:formula="of:=[.W8]+20" office:value-type="float" office:value="480">
            <text:p>480</text:p>
          </table:table-cell>
          <table:table-cell table:formula="of:=[.X8]+20" office:value-type="float" office:value="500">
            <text:p>500</text:p>
          </table:table-cell>
          <table:table-cell table:formula="of:=[.Y8]+20" office:value-type="float" office:value="520">
            <text:p>520</text:p>
          </table:table-cell>
          <table:table-cell table:formula="of:=[.Z8]+20" office:value-type="float" office:value="540">
            <text:p>540</text:p>
          </table:table-cell>
          <table:table-cell table:formula="of:=[.AA8]+20" office:value-type="float" office:value="560">
            <text:p>560</text:p>
          </table:table-cell>
          <table:table-cell table:formula="of:=[.AB8]+20" office:value-type="float" office:value="580">
            <text:p>580</text:p>
          </table:table-cell>
          <table:table-cell table:formula="of:=[.AC8]+20" office:value-type="float" office:value="600">
            <text:p>600</text:p>
          </table:table-cell>
          <table:table-cell table:formula="of:=[.AD8]+20" office:value-type="float" office:value="620">
            <text:p>620</text:p>
          </table:table-cell>
          <table:table-cell table:formula="of:=[.AE8]+20" office:value-type="float" office:value="640">
            <text:p>640</text:p>
          </table:table-cell>
          <table:table-cell table:formula="of:=[.AF8]+20" office:value-type="float" office:value="660">
            <text:p>660</text:p>
          </table:table-cell>
          <table:table-cell table:formula="of:=[.AG8]+20" office:value-type="float" office:value="680">
            <text:p>680</text:p>
          </table:table-cell>
          <table:table-cell table:formula="of:=[.AH8]+20" office:value-type="float" office:value="700">
            <text:p>700</text:p>
          </table:table-cell>
          <table:table-cell table:formula="of:=[.AI8]+20" office:value-type="float" office:value="720">
            <text:p>720</text:p>
          </table:table-cell>
          <table:table-cell table:formula="of:=[.AJ8]+20" office:value-type="float" office:value="740">
            <text:p>740</text:p>
          </table:table-cell>
          <table:table-cell table:formula="of:=[.AK8]+20" office:value-type="float" office:value="760">
            <text:p>760</text:p>
          </table:table-cell>
          <table:table-cell table:formula="of:=[.AL8]+20" office:value-type="float" office:value="780">
            <text:p>780</text:p>
          </table:table-cell>
          <table:table-cell table:formula="of:=[.AM8]+20" office:value-type="float" office:value="800">
            <text:p>800</text:p>
          </table:table-cell>
          <table:table-cell table:formula="of:=[.AN8]+20" office:value-type="float" office:value="820">
            <text:p>820</text:p>
          </table:table-cell>
          <table:table-cell table:formula="of:=[.AO8]+20" office:value-type="float" office:value="840">
            <text:p>840</text:p>
          </table:table-cell>
          <table:table-cell table:formula="of:=[.AP8]+20" office:value-type="float" office:value="860">
            <text:p>860</text:p>
          </table:table-cell>
          <table:table-cell table:formula="of:=[.AQ8]+20" office:value-type="float" office:value="880">
            <text:p>880</text:p>
          </table:table-cell>
          <table:table-cell table:formula="of:=[.AR8]+20" office:value-type="float" office:value="900">
            <text:p>900</text:p>
          </table:table-cell>
          <table:table-cell table:formula="of:=[.AS8]+20" office:value-type="float" office:value="920">
            <text:p>920</text:p>
          </table:table-cell>
          <table:table-cell table:formula="of:=[.AT8]+20" office:value-type="float" office:value="940">
            <text:p>940</text:p>
          </table:table-cell>
          <table:table-cell table:formula="of:=[.AU8]+20" office:value-type="float" office:value="960">
            <text:p>960</text:p>
          </table:table-cell>
          <table:table-cell table:formula="of:=[.AV8]+20" office:value-type="float" office:value="980">
            <text:p>980</text:p>
          </table:table-cell>
        </table:table-row>
        <table:table-row table:style-name="ro1">
          <table:table-cell table:formula="of:=SUM([.A1:.A5])/5" office:value-type="float" office:value="0.605488">
            <text:p>0.605488</text:p>
          </table:table-cell>
          <table:table-cell table:formula="of:=SUM([.B1:.B5])/5" office:value-type="float" office:value="0.6408718">
            <text:p>0.6408718</text:p>
          </table:table-cell>
          <table:table-cell table:formula="of:=SUM([.C1:.C5])/5" office:value-type="float" office:value="0.6913424">
            <text:p>0.6913424</text:p>
          </table:table-cell>
          <table:table-cell table:formula="of:=SUM([.D1:.D5])/5" office:value-type="float" office:value="0.74027">
            <text:p>0.74027</text:p>
          </table:table-cell>
          <table:table-cell table:formula="of:=SUM([.E1:.E5])/5" office:value-type="float" office:value="0.7742822">
            <text:p>0.7742822</text:p>
          </table:table-cell>
          <table:table-cell table:formula="of:=SUM([.F1:.F5])/5" office:value-type="float" office:value="0.8087094">
            <text:p>0.8087094</text:p>
          </table:table-cell>
          <table:table-cell table:formula="of:=SUM([.G1:.G5])/5" office:value-type="float" office:value="0.8399418">
            <text:p>0.8399418</text:p>
          </table:table-cell>
          <table:table-cell table:formula="of:=SUM([.H1:.H5])/5" office:value-type="float" office:value="0.8715576">
            <text:p>0.8715576</text:p>
          </table:table-cell>
          <table:table-cell table:formula="of:=SUM([.I1:.I5])/5" office:value-type="float" office:value="0.9020666">
            <text:p>0.9020666</text:p>
          </table:table-cell>
          <table:table-cell table:formula="of:=SUM([.J1:.J5])/5" office:value-type="float" office:value="0.9322832">
            <text:p>0.9322832</text:p>
          </table:table-cell>
          <table:table-cell table:formula="of:=SUM([.K1:.K5])/5" office:value-type="float" office:value="0.9658424">
            <text:p>0.9658424</text:p>
          </table:table-cell>
          <table:table-cell table:formula="of:=SUM([.L1:.L5])/5" office:value-type="float" office:value="0.9969052">
            <text:p>0.9969052</text:p>
          </table:table-cell>
          <table:table-cell table:formula="of:=SUM([.M1:.M5])/5" office:value-type="float" office:value="1.0260668">
            <text:p>1.0260668</text:p>
          </table:table-cell>
          <table:table-cell table:formula="of:=SUM([.N1:.N5])/5" office:value-type="float" office:value="1.0556268">
            <text:p>1.0556268</text:p>
          </table:table-cell>
          <table:table-cell table:formula="of:=SUM([.O1:.O5])/5" office:value-type="float" office:value="1.0872942">
            <text:p>1.0872942</text:p>
          </table:table-cell>
          <table:table-cell table:formula="of:=SUM([.P1:.P5])/5" office:value-type="float" office:value="1.1169266">
            <text:p>1.1169266</text:p>
          </table:table-cell>
          <table:table-cell table:formula="of:=SUM([.Q1:.Q5])/5" office:value-type="float" office:value="1.1489746">
            <text:p>1.1489746</text:p>
          </table:table-cell>
          <table:table-cell table:formula="of:=SUM([.R1:.R5])/5" office:value-type="float" office:value="1.1811132">
            <text:p>1.1811132</text:p>
          </table:table-cell>
          <table:table-cell table:formula="of:=SUM([.S1:.S5])/5" office:value-type="float" office:value="1.2170044">
            <text:p>1.2170044</text:p>
          </table:table-cell>
          <table:table-cell table:formula="of:=SUM([.T1:.T5])/5" office:value-type="float" office:value="1.2552852">
            <text:p>1.2552852</text:p>
          </table:table-cell>
          <table:table-cell table:formula="of:=SUM([.U1:.U5])/5" office:value-type="float" office:value="1.2951302">
            <text:p>1.2951302</text:p>
          </table:table-cell>
          <table:table-cell table:formula="of:=SUM([.V1:.V5])/5" office:value-type="float" office:value="1.341438">
            <text:p>1.341438</text:p>
          </table:table-cell>
          <table:table-cell table:formula="of:=SUM([.W1:.W5])/5" office:value-type="float" office:value="1.3872">
            <text:p>1.3872</text:p>
          </table:table-cell>
          <table:table-cell table:formula="of:=SUM([.X1:.X5])/5" office:value-type="float" office:value="1.426876">
            <text:p>1.426876</text:p>
          </table:table-cell>
          <table:table-cell table:formula="of:=SUM([.Y1:.Y5])/5" office:value-type="float" office:value="1.465696">
            <text:p>1.465696</text:p>
          </table:table-cell>
          <table:table-cell table:formula="of:=SUM([.Z1:.Z5])/5" office:value-type="float" office:value="1.506322">
            <text:p>1.506322</text:p>
          </table:table-cell>
          <table:table-cell table:formula="of:=SUM([.AA1:.AA5])/5" office:value-type="float" office:value="1.54474">
            <text:p>1.54474</text:p>
          </table:table-cell>
          <table:table-cell table:formula="of:=SUM([.AB1:.AB5])/5" office:value-type="float" office:value="1.586498">
            <text:p>1.586498</text:p>
          </table:table-cell>
          <table:table-cell table:formula="of:=SUM([.AC1:.AC5])/5" office:value-type="float" office:value="1.627452">
            <text:p>1.627452</text:p>
          </table:table-cell>
          <table:table-cell table:formula="of:=SUM([.AD1:.AD5])/5" office:value-type="float" office:value="1.668472">
            <text:p>1.668472</text:p>
          </table:table-cell>
          <table:table-cell table:formula="of:=SUM([.AE1:.AE5])/5" office:value-type="float" office:value="1.3070414">
            <text:p>1.3070414</text:p>
          </table:table-cell>
          <table:table-cell table:formula="of:=SUM([.AF1:.AF5])/5" office:value-type="float" office:value="1.34627262">
            <text:p>1.34627262</text:p>
          </table:table-cell>
          <table:table-cell table:formula="of:=SUM([.AG1:.AG5])/5" office:value-type="float" office:value="1.3869966">
            <text:p>1.3869966</text:p>
          </table:table-cell>
          <table:table-cell table:formula="of:=SUM([.AH1:.AH5])/5" office:value-type="float" office:value="1.430843">
            <text:p>1.430843</text:p>
          </table:table-cell>
          <table:table-cell table:formula="of:=SUM([.AI1:.AI5])/5" office:value-type="float" office:value="1.07466378">
            <text:p>1.07466378</text:p>
          </table:table-cell>
          <table:table-cell table:formula="of:=SUM([.AJ1:.AJ5])/5" office:value-type="float" office:value="1.11877538">
            <text:p>1.11877538</text:p>
          </table:table-cell>
          <table:table-cell table:formula="of:=SUM([.AK1:.AK5])/5" office:value-type="float" office:value="1.1610778">
            <text:p>1.1610778</text:p>
          </table:table-cell>
          <table:table-cell table:formula="of:=SUM([.AL1:.AL5])/5" office:value-type="float" office:value="1.2059724">
            <text:p>1.2059724</text:p>
          </table:table-cell>
          <table:table-cell table:formula="of:=SUM([.AM1:.AM5])/5" office:value-type="float" office:value="0.8487612">
            <text:p>0.8487612</text:p>
          </table:table-cell>
          <table:table-cell table:formula="of:=SUM([.AN1:.AN5])/5" office:value-type="float" office:value="0.89067302">
            <text:p>0.89067302</text:p>
          </table:table-cell>
          <table:table-cell table:formula="of:=SUM([.AO1:.AO5])/5" office:value-type="float" office:value="0.9344496">
            <text:p>0.9344496</text:p>
          </table:table-cell>
          <table:table-cell table:formula="of:=SUM([.AP1:.AP5])/5" office:value-type="float" office:value="0.9784352">
            <text:p>0.9784352</text:p>
          </table:table-cell>
          <table:table-cell table:formula="of:=SUM([.AQ1:.AQ5])/5" office:value-type="float" office:value="0.62008242">
            <text:p>0.62008242</text:p>
          </table:table-cell>
          <table:table-cell table:formula="of:=SUM([.AR1:.AR5])/5" office:value-type="float" office:value="0.6631094">
            <text:p>0.6631094</text:p>
          </table:table-cell>
          <table:table-cell table:formula="of:=SUM([.AS1:.AS5])/5" office:value-type="float" office:value="0.7073584">
            <text:p>0.7073584</text:p>
          </table:table-cell>
          <table:table-cell table:formula="of:=SUM([.AT1:.AT5])/5" office:value-type="float" office:value="0.35191562">
            <text:p>0.35191562</text:p>
          </table:table-cell>
          <table:table-cell table:formula="of:=SUM([.AU1:.AU5])/5" office:value-type="float" office:value="0.39451102">
            <text:p>0.39451102</text:p>
          </table:table-cell>
          <table:table-cell table:formula="of:=SUM([.AV1:.AV5])/5" office:value-type="float" office:value="0.43518118">
            <text:p>0.43518118</text:p>
          </table:table-cell>
          <table:table-cell table:formula="of:=SUM([.AW1:.AW5])/5" office:value-type="float" office:value="0.480816">
            <text:p>0.480816</text:p>
          </table:table-cell>
        </table:table-row>
        <table:table-row table:style-name="ro1">
          <table:table-cell>
            <draw:frame table:end-cell-address="Sheet1.J32" table:end-x="0.087in" table:end-y="0.0516in" draw:z-index="0" draw:style-name="gr1" draw:text-style-name="P1" svg:width="6.2988in" svg:height="3.5429in" svg:x="0.0394in" svg:y="0.0398in">
              <draw:object draw:notify-on-update-of-ranges="Sheet1.A8:Sheet1.AW8 Sheet1.A9:Sheet1.AW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9/10/2013</text:date>, <text:time>22:1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0T22:16:45</dc:date>
    <dc:creator>Fernando Pereira</dc:creator>
    <meta:document-statistic meta:table-count="1" meta:cell-count="343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3cm" svg:y="4.21cm" style:legend-expansion="high" chart:style-name="ch2"/>
        <chart:plot-area chart:style-name="ch3" table:cell-range-address="Sheet1.A8:Sheet1.AW9" chart:data-source-has-labels="row" svg:x="0.77cm" svg:y="0.855cm" svg:width="12.243cm" svg:height="7.545cm">
          <chartooo:coordinate-region svg:x="1.511cm" svg:y="1.046cm" svg:width="11.099cm" svg:height="6.725cm"/>
          <chart:axis chart:dimension="x" chart:name="primary-x" chart:style-name="ch4" chartooo:axis-type="auto">
            <chart:categories table:cell-range-address="Sheet1.A8:Sheet1.AW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9:Sheet1.AW9" chart:class="chart:scatter">
            <chart:domain table:cell-range-address="Sheet1.A8:Sheet1.AW8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8:Sheet1.AW8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605488">
                <text:p>0.605488</text:p>
                <draw:g>
                  <svg:desc>Sheet1.A9:Sheet1.AW9</svg:desc>
                </draw:g>
              </table:table-cell>
              <table:table-cell office:value-type="float" office:value="0.6408718">
                <text:p>0.6408718</text:p>
              </table:table-cell>
              <table:table-cell office:value-type="float" office:value="0.6913424">
                <text:p>0.6913424</text:p>
              </table:table-cell>
              <table:table-cell office:value-type="float" office:value="0.74027">
                <text:p>0.74027</text:p>
              </table:table-cell>
              <table:table-cell office:value-type="float" office:value="0.7742822">
                <text:p>0.7742822</text:p>
              </table:table-cell>
              <table:table-cell office:value-type="float" office:value="0.8087094">
                <text:p>0.8087094</text:p>
              </table:table-cell>
              <table:table-cell office:value-type="float" office:value="0.8399418">
                <text:p>0.8399418</text:p>
              </table:table-cell>
              <table:table-cell office:value-type="float" office:value="0.8715576">
                <text:p>0.8715576</text:p>
              </table:table-cell>
              <table:table-cell office:value-type="float" office:value="0.9020666">
                <text:p>0.9020666</text:p>
              </table:table-cell>
              <table:table-cell office:value-type="float" office:value="0.9322832">
                <text:p>0.9322832</text:p>
              </table:table-cell>
              <table:table-cell office:value-type="float" office:value="0.9658424">
                <text:p>0.9658424</text:p>
              </table:table-cell>
              <table:table-cell office:value-type="float" office:value="0.9969052">
                <text:p>0.9969052</text:p>
              </table:table-cell>
              <table:table-cell office:value-type="float" office:value="1.0260668">
                <text:p>1.0260668</text:p>
              </table:table-cell>
              <table:table-cell office:value-type="float" office:value="1.0556268">
                <text:p>1.0556268</text:p>
              </table:table-cell>
              <table:table-cell office:value-type="float" office:value="1.0872942">
                <text:p>1.0872942</text:p>
              </table:table-cell>
              <table:table-cell office:value-type="float" office:value="1.1169266">
                <text:p>1.1169266</text:p>
              </table:table-cell>
              <table:table-cell office:value-type="float" office:value="1.1489746">
                <text:p>1.1489746</text:p>
              </table:table-cell>
              <table:table-cell office:value-type="float" office:value="1.1811132">
                <text:p>1.1811132</text:p>
              </table:table-cell>
              <table:table-cell office:value-type="float" office:value="1.2170044">
                <text:p>1.2170044</text:p>
              </table:table-cell>
              <table:table-cell office:value-type="float" office:value="1.2552852">
                <text:p>1.2552852</text:p>
              </table:table-cell>
              <table:table-cell office:value-type="float" office:value="1.2951302">
                <text:p>1.2951302</text:p>
              </table:table-cell>
              <table:table-cell office:value-type="float" office:value="1.341438">
                <text:p>1.341438</text:p>
              </table:table-cell>
              <table:table-cell office:value-type="float" office:value="1.3872">
                <text:p>1.3872</text:p>
              </table:table-cell>
              <table:table-cell office:value-type="float" office:value="1.426876">
                <text:p>1.426876</text:p>
              </table:table-cell>
              <table:table-cell office:value-type="float" office:value="1.465696">
                <text:p>1.465696</text:p>
              </table:table-cell>
              <table:table-cell office:value-type="float" office:value="1.506322">
                <text:p>1.506322</text:p>
              </table:table-cell>
              <table:table-cell office:value-type="float" office:value="1.54474">
                <text:p>1.54474</text:p>
              </table:table-cell>
              <table:table-cell office:value-type="float" office:value="1.586498">
                <text:p>1.586498</text:p>
              </table:table-cell>
              <table:table-cell office:value-type="float" office:value="1.627452">
                <text:p>1.627452</text:p>
              </table:table-cell>
              <table:table-cell office:value-type="float" office:value="1.668472">
                <text:p>1.668472</text:p>
              </table:table-cell>
              <table:table-cell office:value-type="float" office:value="1.3070414">
                <text:p>1.3070414</text:p>
              </table:table-cell>
              <table:table-cell office:value-type="float" office:value="1.34627262">
                <text:p>1.34627262</text:p>
              </table:table-cell>
              <table:table-cell office:value-type="float" office:value="1.3869966">
                <text:p>1.3869966</text:p>
              </table:table-cell>
              <table:table-cell office:value-type="float" office:value="1.430843">
                <text:p>1.430843</text:p>
              </table:table-cell>
              <table:table-cell office:value-type="float" office:value="1.07466378">
                <text:p>1.07466378</text:p>
              </table:table-cell>
              <table:table-cell office:value-type="float" office:value="1.11877538">
                <text:p>1.11877538</text:p>
              </table:table-cell>
              <table:table-cell office:value-type="float" office:value="1.1610778">
                <text:p>1.1610778</text:p>
              </table:table-cell>
              <table:table-cell office:value-type="float" office:value="1.2059724">
                <text:p>1.2059724</text:p>
              </table:table-cell>
              <table:table-cell office:value-type="float" office:value="0.8487612">
                <text:p>0.8487612</text:p>
              </table:table-cell>
              <table:table-cell office:value-type="float" office:value="0.89067302">
                <text:p>0.89067302</text:p>
              </table:table-cell>
              <table:table-cell office:value-type="float" office:value="0.9344496">
                <text:p>0.9344496</text:p>
              </table:table-cell>
              <table:table-cell office:value-type="float" office:value="0.9784352">
                <text:p>0.9784352</text:p>
              </table:table-cell>
              <table:table-cell office:value-type="float" office:value="0.62008242">
                <text:p>0.62008242</text:p>
              </table:table-cell>
              <table:table-cell office:value-type="float" office:value="0.6631094">
                <text:p>0.6631094</text:p>
              </table:table-cell>
              <table:table-cell office:value-type="float" office:value="0.7073584">
                <text:p>0.7073584</text:p>
              </table:table-cell>
              <table:table-cell office:value-type="float" office:value="0.35191562">
                <text:p>0.35191562</text:p>
              </table:table-cell>
              <table:table-cell office:value-type="float" office:value="0.39451102">
                <text:p>0.39451102</text:p>
              </table:table-cell>
              <table:table-cell office:value-type="float" office:value="0.43518118">
                <text:p>0.43518118</text:p>
              </table:table-cell>
              <table:table-cell office:value-type="float" office:value="0.480816">
                <text:p>0.480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